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cm" fo:min-width="4.1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4.4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6.8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9.854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.914cm" svg:y1="18.217cm" svg:x2="6.914cm" svg:y2="3.756cm">
          <text:p/>
        </draw:line>
        <draw:line draw:style-name="gr1" draw:text-style-name="P1" draw:layer="layout" svg:x1="5.037cm" svg:y1="16.199cm" svg:x2="26.624cm" svg:y2="16.199cm">
          <text:p/>
        </draw:line>
        <draw:frame draw:style-name="gr2" draw:text-style-name="P2" draw:layer="layout" svg:width="5.405cm" svg:height="6.528cm" svg:x="1.915cm" svg:y="7.696cm">
          <draw:text-box>
            <text:p>Processing</text:p>
            <text:p><text:s/></text:p>
            <text:p>Time</text:p>
            <text:p/>
            <text:p>(CPU)</text:p>
          </draw:text-box>
        </draw:frame>
        <draw:frame draw:style-name="gr3" draw:text-style-name="P2" draw:layer="layout" svg:width="4.972cm" svg:height="2.81cm" svg:x="8.19cm" svg:y="12.716cm">
          <draw:text-box>
            <text:p>Analytical</text:p>
            <text:p>Models</text:p>
          </draw:text-box>
        </draw:frame>
        <draw:frame draw:style-name="gr4" draw:text-style-name="P2" draw:layer="layout" svg:width="5.332cm" svg:height="2.811cm" svg:x="13.416cm" svg:y="8.89cm">
          <draw:text-box>
            <text:p>Turbulence</text:p>
            <text:p>Models</text:p>
          </draw:text-box>
        </draw:frame>
        <draw:frame draw:style-name="gr5" draw:text-style-name="P2" draw:layer="layout" svg:width="7.903cm" svg:height="2.811cm" svg:x="17.864cm" svg:y="5.653cm">
          <draw:text-box>
            <text:p>Direct Numerical</text:p>
            <text:p>Solution</text:p>
          </draw:text-box>
        </draw:frame>
        <draw:frame draw:style-name="gr6" draw:text-style-name="P2" draw:layer="layout" svg:width="11.125cm" svg:height="1.571cm" svg:x="12.146cm" svg:y="16.764cm">
          <draw:text-box>
            <text:p>Resolution of Simulation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Liberation Serif" fo:font-family="'Liberation Serif'" style:font-style-name="Regular" style:font-family-generic="roman" style:font-pitch="variable" fo:text-shadow="1pt 1pt" style:text-underline-style="none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22:36:50.163528185</meta:creation-date>
    <dc:date>2017-07-30T22:48:22.553617106</dc:date>
    <meta:editing-duration>PT52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